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3.212cm" fo:min-width="21.47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7.12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29cm" fo:min-width="0.89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1.583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131cm" fo:min-width="1.659cm"/>
    </style:style>
    <style:style style:name="gr7" style:family="graphic" style:parent-style-name="standard">
      <style:graphic-properties svg:stroke-color="#000000" draw:fill="none" draw:fill-color="#ffffff" draw:textarea-vertical-align="middle" draw:auto-grow-height="false" fo:min-height="3.01cm" fo:min-width="0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0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4.068cm" fo:min-width="4.557cm"/>
    </style:style>
    <style:style style:name="gr10" style:family="graphic" style:parent-style-name="standard">
      <style:graphic-properties draw:stroke="solid" draw:stroke-dash="Dashed_20__28_var_29_" svg:stroke-color="#000000" draw:fill-color="#ffffff" draw:textarea-horizontal-align="justify" draw:textarea-vertical-align="middle" draw:auto-grow-height="false" fo:min-height="1.471cm" fo:min-width="0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2.252cm" fo:min-width="1.334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3.56cm" fo:min-width="6.104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783cm" fo:min-width="5.232cm"/>
    </style:style>
    <style:style style:name="gr14" style:family="graphic" style:parent-style-name="standard">
      <style:graphic-properties svg:stroke-color="#000000" draw:fill="none" draw:fill-color="#ffffff" draw:textarea-vertical-align="middle" draw:auto-grow-height="false" fo:min-height="1.031cm" fo:min-width="0cm"/>
    </style:style>
    <style:style style:name="gr15" style:family="graphic" style:parent-style-name="objectwithoutfill">
      <style:graphic-properties draw:stroke="dash" draw:stroke-dash="Ultrafine_20_Dashed" svg:stroke-width="0.212cm" svg:stroke-color="#000000" draw:marker-start-width="0.518cm" draw:marker-end-width="0.518cm" draw:fill="solid" draw:fill-color="#ffffff" draw:textarea-vertical-align="middle" fo:padding-top="0.231cm" fo:padding-bottom="0.231cm" fo:padding-left="0.356cm" fo:padding-right="0.356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562cm" fo:min-width="0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233cm" fo:min-width="2.929cm"/>
    </style:style>
    <style:style style:name="gr18" style:family="graphic" style:parent-style-name="standard">
      <style:graphic-properties draw:stroke="none" svg:stroke-color="#000000" draw:fill="none" draw:fill-color="#ffffff" fo:min-height="5.211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ffffff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solid" draw:fill-color="#ffffff"/>
      <style:paragraph-properties fo:text-align="center"/>
    </style:style>
    <style:style style:name="P9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10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971cm" svg:height="13.462cm" svg:x="3.047cm" svg:y="1.01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62cm" svg:height="3.81cm" svg:x="3.329cm" svg:y="1.097cm">
          <text:p text:style-name="P2">Bunks #1</text:p>
          <text:p text:style-name="P2"><text:span text:style-name="T1">3 levels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.62cm" svg:height="3.81cm" svg:x="5.307cm" svg:y="10.587cm">
          <text:p text:style-name="P2">Bunks #2</text:p>
          <text:p text:style-name="P2"><text:span text:style-name="T1">3 levels</text:span></text:p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1.396cm" svg:height="2.54cm" draw:transform="rotate (1.58214096693286) translate (13.083cm 3.14cm)">
            <text:p text:style-name="P2"/>
            <draw:enhanced-geometry svg:viewBox="0 0 21600 21600" draw:glue-points="10800 0 0 10800 10800 21600 21600 10800" draw:text-areas="0 3100 18500 18500" draw:mirror-horizontal="false" draw:mirror-vertical="true" draw:type="flowchart-delay" draw:enhanced-path="M 10800 0 X 21600 10800 10800 21600 L 0 21600 0 0 Z N"/>
          </draw:custom-shape>
          <draw:frame draw:style-name="gr4" draw:text-style-name="P3" draw:layer="layout" svg:width="1.734cm" svg:height="0.962cm" svg:x="13.587cm" svg:y="1.91cm">
            <draw:text-box>
              <text:p>Sink</text:p>
            </draw:text-box>
          </draw:frame>
        </draw:g>
        <draw:custom-shape draw:style-name="gr5" draw:text-style-name="P1" draw:layer="layout" svg:width="2.083cm" svg:height="1.016cm" draw:transform="rotate (1.5707963267949) translate (3.637cm 4.018cm)">
          <text:p text:style-name="P2">Pillow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2.159cm" svg:height="0.381cm" svg:x="3.048cm" svg:y="14.097cm">
          <text:p text:style-name="P4"><text:span text:style-name="T2">Mirror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254cm" svg:height="3.556cm" svg:x="3.048cm" svg:y="6.523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4" draw:text-style-name="P3" draw:layer="layout" svg:width="1.874cm" svg:height="0.962cm" draw:transform="rotate (1.5707963267949) translate (2.559cm 9.232cm)">
          <draw:text-box>
            <text:p>Door</text:p>
          </draw:text-box>
        </draw:frame>
        <draw:g>
          <draw:custom-shape draw:style-name="gr8" draw:text-style-name="P1" draw:layer="layout" svg:width="0.381cm" svg:height="1.016cm" svg:x="3.048cm" svg:y="5.08cm">
            <text:p/>
            <draw:enhanced-geometry svg:viewBox="0 0 21600 21600" draw:type="rectangle" draw:enhanced-path="M 0 0 L 21600 0 21600 21600 0 21600 0 0 Z N"/>
          </draw:custom-shape>
          <draw:frame draw:style-name="gr4" draw:text-style-name="P7" draw:layer="layout" svg:width="4.253cm" svg:height="0.725cm" svg:x="3.205cm" svg:y="5.221cm">
            <draw:text-box>
              <text:p><text:span text:style-name="T1">Lock</text:span><text:span text:style-name="T1">ing </text:span><text:span text:style-name="T1">Mec</text:span><text:span text:style-name="T1">hani</text:span><text:span text:style-name="T1">sm</text:span></text:p>
            </draw:text-box>
          </draw:frame>
        </draw:g>
        <draw:custom-shape draw:style-name="gr9" draw:text-style-name="P1" draw:layer="layout" svg:width="5.057cm" svg:height="4.318cm" svg:x="19.939cm" svg:y="10.16cm">
          <text:p text:style-name="P2">Closet</text:p>
          <text:p text:style-name="P2"><text:span text:style-name="T1">Accor</text:span><text:span text:style-name="T1">dion </text:span><text:span text:style-name="T1">Door; </text:span><text:span text:style-name="T1">Close</text:span><text:span text:style-name="T1">d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381cm" svg:height="2.413cm" draw:transform="rotate (-3.14159265358979) translate (25.038cm 6.336cm)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frame draw:style-name="gr4" draw:text-style-name="P3" draw:layer="layout" svg:width="2.86cm" svg:height="0.962cm" draw:transform="rotate (1.5707963267949) translate (24.821cm 6.594cm)">
          <draw:text-box>
            <text:p>Porthole</text:p>
          </draw:text-box>
        </draw:frame>
        <draw:custom-shape draw:style-name="gr11" draw:text-style-name="P1" draw:layer="layout" svg:width="2.032cm" svg:height="2.7cm" svg:x="16.613cm" svg:y="9.619cm">
          <text:p text:style-name="P2">Stove</text:p>
          <text:p text:style-name="P2"><text:span text:style-name="T3">Kettl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" draw:layer="layout" svg:width="6.604cm" svg:height="3.81cm" svg:x="17.961cm" svg:y="3.175cm">
          <text:p text:style-name="P2">Table</text:p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5.842cm" svg:height="1.143cm" svg:x="18.342cm" svg:y="1.778cm">
          <text:p text:style-name="P2">Ben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" draw:layer="layout" svg:width="5.842cm" svg:height="1.143cm" svg:x="18.343cm" svg:y="7.278cm">
          <text:p text:style-name="P2">Ben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4" draw:text-style-name="P6" draw:layer="layout" svg:width="0.381cm" svg:height="1.397cm" draw:transform="rotate (1.5707963267949) translate (10.589cm 10.582cm)">
            <text:p/>
  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right $0" draw:handle-range-y-minimum="0" draw:handle-range-y-maximum="10800"/>
            </draw:enhanced-geometry>
          </draw:custom-shape>
          <draw:frame draw:style-name="gr4" draw:text-style-name="P7" draw:layer="layout" svg:width="1.827cm" svg:height="0.725cm" svg:x="10.388cm" svg:y="10.127cm">
            <draw:text-box>
              <text:p><text:span text:style-name="T1">Ladder</text:span></text:p>
            </draw:text-box>
          </draw:frame>
        </draw:g>
        <draw:g>
          <draw:custom-shape draw:style-name="gr14" draw:text-style-name="P6" draw:layer="layout" svg:width="0.381cm" svg:height="1.397cm" draw:transform="rotate (-1.5707963267949) translate (10.282cm 4.947cm)">
            <text:p/>
  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right $0" draw:handle-range-y-minimum="0" draw:handle-range-y-maximum="10800"/>
            </draw:enhanced-geometry>
          </draw:custom-shape>
          <draw:frame draw:style-name="gr4" draw:text-style-name="P7" draw:layer="layout" svg:width="1.827cm" svg:height="0.725cm" draw:transform="rotate (-3.14159265358979) translate (10.483cm 5.403cm)">
            <draw:text-box>
              <text:p><text:span text:style-name="T1">Ladder</text:span></text:p>
            </draw:text-box>
          </draw:frame>
        </draw:g>
        <draw:line draw:style-name="gr15" draw:text-style-name="P8" draw:layer="layout" svg:x1="17.653cm" svg:y1="12.319cm" svg:x2="17.653cm" svg:y2="14.478cm">
          <text:p/>
        </draw:line>
        <draw:custom-shape draw:style-name="gr16" draw:text-style-name="P1" draw:layer="layout" svg:width="0.381cm" svg:height="2.54cm" draw:transform="rotate (-1.5707963267949) translate (15.621cm 1.497cm)">
          <text:p text:style-name="P2"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custom-shape draw:style-name="gr17" draw:text-style-name="P9" draw:layer="layout" svg:width="3.429cm" svg:height="0.483cm" svg:x="12.7cm" svg:y="1.041cm">
          <text:p text:style-name="P2"><text:span text:style-name="T1">Bulletin </text:span><text:span text:style-name="T1">Board</text:span></text:p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.471cm" svg:height="0.725cm" svg:x="13.639cm" svg:y="1.347cm">
          <draw:text-box>
            <text:p><text:span text:style-name="T1">Shelf</text:span></text:p>
          </draw:text-box>
        </draw:frame>
        <draw:frame draw:style-name="gr18" draw:text-style-name="P7" draw:layer="layout" svg:width="10.414cm" svg:height="5.461cm" svg:x="2.032cm" svg:y="15.367cm">
          <draw:text-box>
            <text:p text:style-name="P10"><text:span text:style-name="T4">Items</text:span></text:p>
            <text:p text:style-name="P10"><text:span text:style-name="T1">Note #1 – Under Pillow on Bunks #1/Bottom Bed</text:span></text:p>
            <text:p text:style-name="P10"><text:span text:style-name="T1">Picture Frame – On Shelf</text:span></text:p>
            <text:p text:style-name="P10"><text:span text:style-name="T1">Note #2 – On Bulletin Board</text:span></text:p>
            <text:p text:style-name="P10"><text:span text:style-name="T1">Red Key – On Mirror</text:span></text:p>
            <text:p text:style-name="P10"><text:span text:style-name="T1">Red Briefcase – In Closet</text:span></text:p>
            <text:p text:style-name="P10"><text:span text:style-name="T1">Blue Key – In Kettle on Stove</text:span></text:p>
            <text:p text:style-name="P10"><text:span text:style-name="T1">Screwdriver – In Stove</text:span></text:p>
            <text:p text:style-name="P10"><text:span text:style-name="T1">Blue Briefcase – Bunks #2/Bottom Be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9T13:04:48.112497308</meta:creation-date>
    <dc:date>2019-06-09T14:26:08.534650944</dc:date>
    <meta:editing-duration>PT1H21M33S</meta:editing-duration>
    <meta:editing-cycles>35</meta:editing-cycles>
    <meta:generator>LibreOffice/6.2.4.2$Linux_X86_64 LibreOffice_project/20$Build-2</meta:generator>
    <meta:print-date>2019-06-09T13:54:46.198536933</meta:print-date>
    <meta:document-statistic meta:object-count="31"/>
  </office:meta>
</office:document-meta>
</file>